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</style:style>
    <style:style style:name="P2" style:family="paragraph" style:parent-style-name="Standard" style:list-style-name="L1">
      <style:paragraph-properties fo:text-align="end" style:justify-single-word="false" style:writing-mode="rl-tb"/>
    </style:style>
    <style:style style:name="P3" style:family="paragraph" style:parent-style-name="Standard">
      <style:paragraph-properties fo:text-align="center" style:justify-single-word="false" style:writing-mode="rl-tb"/>
      <style:text-properties fo:font-size="20pt" style:font-size-asian="20pt" style:font-size-complex="20pt"/>
    </style:style>
    <style:style style:name="P4" style:family="paragraph" style:parent-style-name="Standard">
      <style:paragraph-properties fo:text-align="center" style:justify-single-word="false" style:writing-mode="rl-tb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end" style:justify-single-word="false" style:writing-mode="rl-tb"/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T1" style:family="text">
      <style:text-properties fo:font-size="13pt" style:text-underline-style="none" fo:font-weight="normal" style:font-size-asian="13pt" style:font-weight-asian="normal" style:font-size-complex="13pt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יצירת תבניות לאלבומים</text:p>
      <text:p text:style-name="P4"/>
      <text:p text:style-name="P5">ישנם 2 סוגי תבניות :</text:p>
      <text:list xml:id="list42046742" text:style-name="L1">
        <text:list-item>
          <text:p text:style-name="P2"><text:span text:style-name="T1">תבניות לאלבום</text:span></text:p>
        </text:list-item>
        <text:list-item>
          <text:p text:style-name="P2"><text:span text:style-name="T1">תבניות לתמונות</text:span></text:p>
        </text:list-item>
      </text:list>
      <text:p text:style-name="P1"><text:span text:style-name="T1"/></text:p>
      <text:p text:style-name="P1"><text:span text:style-name="T1">תבניות לאלבום הוא קובץ PSD ללא הגבלות.</text:span></text:p>
      <text:p text:style-name="P1"><text:span text:style-name="T1"/></text:p>
      <text:p text:style-name="P1"><text:span text:style-name="T1">בתבנית התמונה צריכות להיות 3 שכבות כמו בתבניות לדוגמא. שמו התבניות בדוגמא חייבות להישמר. שכבה אחת בשביל שם, ו 3 שכבות בשביל התמונה. התמונה תהיה בין השכבה Front ו- Back. גודל התמונה מותאם אוטומטית רק לרוחב התבנית, תוך שמירה על Aspect-Ratio.</text:span></text:p>
      <text:p text:style-name="P1"><text:span text:style-name="T1"/></text:p>
      <text:p text:style-name="P1"><text:span text:style-name="T1">כדי להוסיף תבניות יש לשים אותם בספריה המתאימה בספריית התוכנה, ולהפעיל מחדש את התוכנה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2pt" style:language-asian="zxx" style:country-asian="none" style:font-name-complex="Bitstream Vera San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15T16:11:09</meta:creation-date>
    <dc:date>2009-05-15T16:48:53</dc:date>
    <meta:editing-duration>PT00H37M48S</meta:editing-duration>
    <meta:editing-cycles>3</meta:editing-cycles>
    <meta:generator>OpenOffice.org/3.0$Linux OpenOffice.org_project/300m9$Build-9358</meta:generator>
    <meta:document-statistic meta:table-count="0" meta:image-count="0" meta:object-count="0" meta:page-count="1" meta:paragraph-count="7" meta:word-count="85" meta:character-count="432"/>
    <meta:user-defined meta:name="Info 1"/>
    <meta:user-defined meta:name="Info 2"/>
    <meta:user-defined meta:name="Info 3"/>
    <meta:user-defined meta:name="Info 4"/>
  </office:meta>
</office:document-meta>
</file>